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9c8c6" officeooo:paragraph-rsid="0019c8c6"/>
    </style:style>
    <style:style style:name="P2" style:family="paragraph" style:parent-style-name="Heading_20_1">
      <style:paragraph-properties fo:text-align="center" style:justify-single-word="false" fo:break-before="page"/>
      <style:text-properties officeooo:rsid="0019c8c6" officeooo:paragraph-rsid="0019c8c6"/>
    </style:style>
    <style:style style:name="P3" style:family="paragraph" style:parent-style-name="Title">
      <style:text-properties style:font-name="Liberation Sans" fo:font-size="28pt" fo:font-weight="bold" officeooo:rsid="004e2ca4" officeooo:paragraph-rsid="004e2ca4" style:font-name-asian="Noto Sans CJK SC" style:font-size-asian="28pt" style:font-weight-asian="bold" style:font-name-complex="Lohit Devanagari" style:font-size-complex="28pt" style:font-weight-complex="bold"/>
    </style:style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Text_20_body">
      <style:paragraph-properties fo:text-align="start" style:justify-single-word="false"/>
      <style:text-properties officeooo:rsid="004e2ca4" officeooo:paragraph-rsid="004e2ca4"/>
    </style:style>
    <style:style style:name="P6" style:family="paragraph" style:parent-style-name="Text_20_body">
      <style:paragraph-properties fo:text-align="start" style:justify-single-word="false"/>
      <style:text-properties officeooo:rsid="004ea9cd" officeooo:paragraph-rsid="004ea9cd"/>
    </style:style>
    <style:style style:name="P7" style:family="paragraph" style:parent-style-name="Text_20_body">
      <style:paragraph-properties fo:text-align="start" style:justify-single-word="false"/>
      <style:text-properties officeooo:rsid="004e2ca4" officeooo:paragraph-rsid="004e2ca4"/>
    </style:style>
    <style:style style:name="P8" style:family="paragraph" style:parent-style-name="Text_20_body" style:list-style-name="L1">
      <style:paragraph-properties fo:text-align="start" style:justify-single-word="false"/>
      <style:text-properties officeooo:rsid="004e2ca4" officeooo:paragraph-rsid="004e2ca4"/>
    </style:style>
    <style:style style:name="P9" style:family="paragraph" style:parent-style-name="Text_20_body" style:list-style-name="L2">
      <style:paragraph-properties fo:text-align="start" style:justify-single-word="false"/>
      <style:text-properties officeooo:rsid="004e2ca4" officeooo:paragraph-rsid="004e2ca4"/>
    </style:style>
    <style:style style:name="P10" style:family="paragraph" style:parent-style-name="Text_20_body" style:list-style-name="L2">
      <style:paragraph-properties fo:text-align="start" style:justify-single-word="false"/>
      <style:text-properties officeooo:paragraph-rsid="004e2ca4"/>
    </style:style>
    <style:style style:name="P11" style:family="paragraph" style:parent-style-name="Text_20_body" style:list-style-name="L2">
      <style:paragraph-properties fo:text-align="start" style:justify-single-word="false"/>
      <style:text-properties officeooo:rsid="004ea9cd" officeooo:paragraph-rsid="004ea9cd"/>
    </style:style>
    <style:style style:name="P12" style:family="paragraph" style:parent-style-name="Text_20_body" style:list-style-name="L3">
      <style:paragraph-properties fo:text-align="start" style:justify-single-word="false"/>
      <style:text-properties officeooo:rsid="004ea9cd" officeooo:paragraph-rsid="004ea9cd"/>
    </style:style>
    <style:style style:name="T1" style:family="text">
      <style:text-properties officeooo:rsid="004e2ca4"/>
    </style:style>
    <style:style style:name="T2" style:family="text">
      <style:text-properties officeooo:rsid="004ea9c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tack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<text:a xlink:type="simple" xlink:href="#__RefHeading___Toc113_1621857577" text:style-name="Index_20_Link" text:visited-style-name="Index_20_Link">Introduction<text:tab/>2</text:a></text:p>
        </text:index-body>
      </text:table-of-content>
      <text:h text:style-name="P1" text:outline-level="1"/>
      <text:h text:style-name="P2" text:outline-level="1"><text:bookmark-start text:name="__RefHeading___Toc113_1621857577"/>Introduction<text:bookmark-end text:name="__RefHeading___Toc113_1621857577"/></text:h>
      <text:p text:style-name="P5">Stack linear collections of items where they are inserted and removed in particular order LIFO Last in First Out. Last inserted is first out.</text:p>
      <text:p text:style-name="P5">It is an abstract data type.</text:p>
      <text:p text:style-name="P5">Operations : Push items on the top, you can find what the top one is. You can pop off the top one and check is it empty</text:p>
      <text:p text:style-name="P5">Use</text:p>
      <text:list xml:id="list820277973" text:style-name="L1">
        <text:list-item>
          <text:p text:style-name="P8">keep track of what has happened in particular order. <text:s/>balanced brackets problem</text:p>
        </text:list-item>
        <text:list-item>
          <text:p text:style-name="P8">used for compilers</text:p>
        </text:list-item>
      </text:list>
      <text:p text:style-name="P5">Implementation with <text:span text:style-name="T2">dynamic </text:span>array</text:p>
      <text:list xml:id="list3675810522" text:style-name="L2">
        <text:list-item>
          <text:p text:style-name="P9">allocate an array of some maximum stack size</text:p>
        </text:list-item>
        <text:list-item>
          <text:p text:style-name="P10">When we push <text:s/>put it at the end of the array O(1) operations</text:p>
        </text:list-item>
        <text:list-item>
          <text:p text:style-name="P11">all of the operations are O(1)</text:p>
        </text:list-item>
        <text:list-item>
          <text:p text:style-name="P11">we waste space</text:p>
        </text:list-item>
      </text:list>
      <text:p text:style-name="P6"><text:span text:style-name="T1">Implementation</text:span> with linked list</text:p>
      <text:list xml:id="list1812379003" text:style-name="L3">
        <text:list-item>
          <text:p text:style-name="P12"><text:s/>Push becomes PushFront. Top becomes TopFront and Pop which is supposed to both return and pop the top element then become a combination of a TopFront followed by a PopFront. </text:p>
        </text:list-item>
        <text:list-item>
          <text:p text:style-name="P12">O(1) operations.</text:p>
        </text:list-item>
        <text:list-item>
          <text:p text:style-name="P12">overhead of storing a pointer</text:p>
        </text:list-item>
      </text:list>
      <text:p text:style-name="P6">The linked list has fixed amount of overhead, that is for every element you are pushing, you have an additional pointer. For arrays you have, potentially, space that you've over-allocated, basically, to allow for a stack to grow to maximum siz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01T23:05:28.331707092</meta:creation-date>
    <dc:date>2025-02-07T00:59:26.165505731</dc:date>
    <meta:editing-duration>PT58M3S</meta:editing-duration>
    <meta:editing-cycles>38</meta:editing-cycles>
    <meta:generator>LibreOffice/6.4.7.2$Linux_X86_64 LibreOffice_project/40$Build-2</meta:generator>
    <meta:document-statistic meta:table-count="0" meta:image-count="0" meta:object-count="0" meta:page-count="2" meta:paragraph-count="20" meta:word-count="205" meta:character-count="1122" meta:non-whitespace-character-count="942"/>
  </office:meta>
</office:document-meta>
</file>